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language="en" fo:country="non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63">
        <text:h text:style-name="Heading_20_4" text:outline-level="4"><text:bookmark text:name="result_box2"/><text:span text:style-name="T1">Unfold Project Folder</text:span></text:h>
        <text:p text:style-name="Text_20_body_20_indent_20_Organon"><text:span text:style-name="T1">By clicking on the entry the entire project folder, including all collapsed <text:s/>subfolders, is unfolded.<text:line-break/>Individual folders can be expanded also by right-clicking on their icon. Select the window pop up "unfold folder"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" meta:word-count="36" meta:character-count="237"/>
    <dc:date>2015-05-09T19:20:27.59</dc:date>
    <meta:editing-duration>P0D</meta:editing-duration>
    <meta:editing-cycles>1</meta:editing-cycles>
    <meta:generator>OpenOffice/4.1.1$Win32 OpenOffice.org_project/411m6$Build-9775</meta:generator>
  </office:meta>
</office:document-meta>
</file>